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77d5d" officeooo:paragraph-rsid="00177d5d" style:font-weight-asian="bold" style:font-weight-complex="bold"/>
    </style:style>
    <style:style style:name="P2" style:family="paragraph" style:parent-style-name="Standard">
      <style:text-properties fo:font-weight="normal" officeooo:rsid="00177d5d" officeooo:paragraph-rsid="00177d5d" style:font-weight-asian="normal" style:font-weight-complex="normal"/>
    </style:style>
    <style:style style:name="P3" style:family="paragraph" style:parent-style-name="Standard">
      <style:text-properties fo:font-weight="normal" officeooo:rsid="00177d5d" officeooo:paragraph-rsid="002c4c23" style:font-weight-asian="normal" style:font-weight-complex="normal"/>
    </style:style>
    <style:style style:name="P4" style:family="paragraph" style:parent-style-name="Standard">
      <style:text-properties fo:font-weight="normal" officeooo:rsid="00177d5d" officeooo:paragraph-rsid="003018ec" style:font-weight-asian="normal" style:font-weight-complex="normal"/>
    </style:style>
    <style:style style:name="P5" style:family="paragraph" style:parent-style-name="Standard">
      <style:text-properties fo:font-weight="normal" officeooo:rsid="00177d5d" officeooo:paragraph-rsid="002d195e" style:font-weight-asian="normal" style:font-weight-complex="normal"/>
    </style:style>
    <style:style style:name="P6" style:family="paragraph" style:parent-style-name="Standard">
      <style:text-properties fo:font-weight="normal" officeooo:rsid="00177d5d" officeooo:paragraph-rsid="00364fc0" style:font-weight-asian="normal" style:font-weight-complex="normal"/>
    </style:style>
    <style:style style:name="P7" style:family="paragraph" style:parent-style-name="Standard">
      <style:text-properties fo:font-weight="normal" officeooo:rsid="001917da" officeooo:paragraph-rsid="001917da" style:font-weight-asian="normal" style:font-weight-complex="normal"/>
    </style:style>
    <style:style style:name="P8" style:family="paragraph" style:parent-style-name="Standard">
      <style:text-properties fo:font-weight="normal" officeooo:rsid="001917da" officeooo:paragraph-rsid="00316adc" style:font-weight-asian="normal" style:font-weight-complex="normal"/>
    </style:style>
    <style:style style:name="P9" style:family="paragraph" style:parent-style-name="Standard">
      <style:text-properties fo:font-weight="normal" officeooo:rsid="0026e032" officeooo:paragraph-rsid="003018ec" style:font-weight-asian="normal" style:font-weight-complex="normal"/>
    </style:style>
    <style:style style:name="P10" style:family="paragraph" style:parent-style-name="Standard">
      <style:text-properties fo:font-weight="normal" officeooo:rsid="00296464" officeooo:paragraph-rsid="00296464" style:font-weight-asian="normal" style:font-weight-complex="normal"/>
    </style:style>
    <style:style style:name="P11" style:family="paragraph" style:parent-style-name="Standard">
      <style:text-properties fo:font-weight="normal" officeooo:rsid="00316f0a" officeooo:paragraph-rsid="00316f0a" style:font-weight-asian="normal" style:font-weight-complex="normal"/>
    </style:style>
    <style:style style:name="P12" style:family="paragraph" style:parent-style-name="Standard">
      <style:text-properties fo:font-weight="normal" officeooo:rsid="002c4c23" officeooo:paragraph-rsid="002d195e" style:font-weight-asian="normal" style:font-weight-complex="normal"/>
    </style:style>
    <style:style style:name="P13" style:family="paragraph" style:parent-style-name="Standard">
      <style:text-properties fo:font-weight="normal" officeooo:rsid="002c4c23" officeooo:paragraph-rsid="00364fc0" style:font-weight-asian="normal" style:font-weight-complex="normal"/>
    </style:style>
    <style:style style:name="P14" style:family="paragraph" style:parent-style-name="Standard">
      <style:text-properties fo:font-weight="normal" officeooo:rsid="003018ec" officeooo:paragraph-rsid="00316adc" style:font-weight-asian="normal" style:font-weight-complex="normal"/>
    </style:style>
    <style:style style:name="P15" style:family="paragraph" style:parent-style-name="Standard">
      <style:text-properties fo:font-weight="normal" officeooo:rsid="00316f0a" officeooo:paragraph-rsid="00316f0a" style:font-weight-asian="normal" style:font-weight-complex="normal"/>
    </style:style>
    <style:style style:name="P16" style:family="paragraph" style:parent-style-name="Standard">
      <style:text-properties fo:font-weight="normal" officeooo:rsid="001917da" officeooo:paragraph-rsid="001917da" style:font-weight-asian="normal" style:font-weight-complex="normal"/>
    </style:style>
    <style:style style:name="P17" style:family="paragraph" style:parent-style-name="Standard">
      <style:text-properties fo:font-weight="bold" officeooo:rsid="00177d5d" officeooo:paragraph-rsid="00177d5d" style:font-weight-asian="bold" style:font-weight-complex="bold"/>
    </style:style>
    <style:style style:name="P18" style:family="paragraph" style:parent-style-name="Standard" style:master-page-name="">
      <loext:graphic-properties draw:fill="none"/>
      <style:paragraph-properties fo:margin-left="-0.5618in" fo:margin-right="-0.1866in" fo:text-indent="0.5618in" style:auto-text-indent="false" style:page-number="auto" fo:background-color="transparent"/>
      <style:text-properties fo:font-weight="normal" officeooo:rsid="00177d5d" officeooo:paragraph-rsid="00177d5d" style:font-weight-asian="normal" style:font-weight-complex="normal"/>
    </style:style>
    <style:style style:name="T1" style:family="text">
      <style:text-properties officeooo:rsid="001917da"/>
    </style:style>
    <style:style style:name="T2" style:family="text">
      <style:text-properties officeooo:rsid="001a38fd"/>
    </style:style>
    <style:style style:name="T3" style:family="text">
      <style:text-properties officeooo:rsid="001a45b6"/>
    </style:style>
    <style:style style:name="T4" style:family="text">
      <style:text-properties officeooo:rsid="00296464"/>
    </style:style>
    <style:style style:name="T5" style:family="text">
      <style:text-properties officeooo:rsid="002c4c23"/>
    </style:style>
    <style:style style:name="T6" style:family="text">
      <style:text-properties officeooo:rsid="003018ec"/>
    </style:style>
    <style:style style:name="T7" style:family="text">
      <style:text-properties fo:font-weight="bold" officeooo:rsid="00177d5d" style:font-weight-asian="bold" style:font-weight-complex="bold"/>
    </style:style>
    <style:style style:name="T8" style:family="text">
      <style:text-properties fo:font-weight="bold" officeooo:rsid="00314f15" style:font-weight-asian="bold" style:font-weight-complex="bold"/>
    </style:style>
    <style:style style:name="T9" style:family="text">
      <style:text-properties officeooo:rsid="003a3803"/>
    </style:style>
    <style:style style:name="T10" style:family="text">
      <style:text-properties officeooo:rsid="003ebe75"/>
    </style:style>
    <style:style style:name="T11" style:family="text">
      <style:text-properties officeooo:rsid="003f508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si</text:p>
      <text:p text:style-name="P1"/>
      <text:p text:style-name="P2"><text:span text:style-name="T4">dalam alquran </text:span>Surat Al-Baqarah Ayat 216</text:p>
      <text:p text:style-name="P10">Allah berfirman: </text:p>
      <text:p text:style-name="P18"/>
      <text:p text:style-name="P2"><text:s/>كُتِبَ عَلَيْكُمُ الْقِتَالُ وَهُوَ كُرْهٌ لَكُمْ ۖ وَعَسَىٰ أَنْ تَكْرَهُوا شَيْئًا وَهُوَ خَيْرٌ لَكُمْ ۖ وَعَسَىٰ أَنْ تُحِبُّوا شَيْئًا وَهُوَ شَرٌّ لَكُمْ ۗ وَاللَّهُ يَعْلَمُ وَأَنْتُمْ لَا تَعْلَمُونَ </text:p>
      <text:p text:style-name="P2"/>
      <text:p text:style-name="P3"><text:s/>Diwajibkan atas kamu berperang, padahal berperang itu adalah sesuatu yang kamu benci. Boleh jadi kamu membenci sesuatu padahal ia amat baik bagimu, dan boleh jadi (pula) kamu menyukai sesuatu, padahal ia amat buruk bagimu; Allah mengetahui, sedang kamu tidak mengetahui.<text:line-break/></text:p>
      <text:p text:style-name="P12">Ayat ini mengingatkan kita bahwa tak selamany<text:span text:style-name="T10">a</text:span> apa yang kita sukai itu baik bagi kita,dan tak selamanya pula apa yang kita benci buruk bagi kita</text:p>
      <text:p text:style-name="P5"/>
      <text:p text:style-name="P13"><text:span text:style-name="T9">mungkin k</text:span>ita <text:s/><text:span text:style-name="T9">pernah</text:span> mengeluh dengan hidup yang kita jalani, tanpa sadar, apa yg kita keluhkan itu mungkin orang lain ingin merasakan nya. </text:p>
      <text:p text:style-name="P13"><text:span text:style-name="T9">atau</text:span> seringkali kita melihat orang yg D atas k<text:span text:style-name="T11">i</text:span>ta sehingga melupakan m<text:span text:style-name="T11">e</text:span>reka yg D bawah k<text:span text:style-name="T11">i</text:span>ta yg lebih menderita dari kita, </text:p>
      <text:p text:style-name="P6"><text:line-break/> <text:span text:style-name="T2">Dan s</text:span>eringkali kita merasa kecewa <text:span text:style-name="T1">pada awalnya tapi, seiring perjalanan waktu kita malah bersyukur karena ternyata yang kita duga buruk, <text:s text:c="2"/>setelah di <text:s/>jalani ternyata hikmahnya lebih baik dari apa <text:s/>yang kita duga.</text:span></text:p>
      <text:p text:style-name="P11">Atau <text:s/>kita pernah berpikir ‘kenapa selalu saya yang mendapatkan cobaan ini, kenapa bukan dia”?</text:p>
      <text:p text:style-name="P11">Jawaban ny karena Allah tahu bahwa kita mampu.Allah hanya membebani hambanya sesuai kemampuannya.</text:p>
      <text:p text:style-name="P11"/>
      <text:p text:style-name="P7"><text:span text:style-name="T6">Karena </text:span>Allah tau mana yang terbaik untuk hambanya dan allah tidak pernah mendzolimi hambanya,allah merancang apa yang terbaik menurutnya,bukan menurut selera kita,karena selera kita lebih dekat dengan nafsu,bahkan kita sendiri tidak tau mana ya<text:span text:style-name="T2">ng</text:span> terbaik untuk kita</text:p>
      <text:p text:style-name="P7"/>
      <text:p text:style-name="P4"><text:span text:style-name="T6">Atau m</text:span>ungkin kita pernah merasa iri dengan <text:s/>orang yang di berikan harta yang berlimpah,fisik yang kuat atau wajah yang rupawan.</text:p>
      <text:p text:style-name="P4"/>
      <text:p text:style-name="P9">Tapi ketahuilah bahwa Allah tidak melihat fisik kalian,harta kalian atau rupa kalian tapi allah hanya melihat <text:s/>ketaqwaan kalian </text:p>
      <text:p text:style-name="P7"/>
      <text:p text:style-name="P7"><text:span text:style-name="T3">karena itu apapun yang Allah <text:s/>berikan pada kalian . </text:span>terima<text:span text:style-name="T3">lah</text:span> dengan ridho,berbaik sangka kepada Allah,percaya bahwa setiap takdir <text:s/>ALLah pasti baik bagi hambanya</text:p>
      <text:p text:style-name="P7"/>
      <text:p text:style-name="P14">semua nya akan indah pada waktunya .</text:p>
      <text:p text:style-name="P8"><text:span text:style-name="T8">because </text:span><text:span text:style-name="T7">Allah will give you the b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0:54:54.457544586</meta:creation-date>
    <dc:date>2019-10-07T20:23:12.397888931</dc:date>
    <meta:editing-duration>PT1H52M53S</meta:editing-duration>
    <meta:editing-cycles>22</meta:editing-cycles>
    <meta:generator>LibreOffice/6.0.7.3$Linux_X86_64 LibreOffice_project/00m0$Build-3</meta:generator>
    <meta:document-statistic meta:table-count="0" meta:image-count="0" meta:object-count="0" meta:page-count="1" meta:paragraph-count="17" meta:word-count="316" meta:character-count="2027" meta:non-whitespace-character-count="1708"/>
  </office:meta>
</office:document-meta>
</file>